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72000001302BAAD1DCFCA8FE9C.png" manifest:media-type="image/png"/>
  <manifest:file-entry manifest:full-path="Pictures/1000020100000B5C000001E32DC14BC3286B4CA5.png" manifest:media-type="image/png"/>
  <manifest:file-entry manifest:full-path="Pictures/1000020100000978000002C705FFB5595687C8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fd13" officeooo:paragraph-rsid="0000fd13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officeooo:rsid="00021b8b" officeooo:paragraph-rsid="00021b8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ronologie des empereurs romains</text:p>
      <text:p text:style-name="P1"><draw:frame draw:style-name="fr1" draw:name="Image1" text:anchor-type="paragraph" svg:width="27.7cm" svg:height="4.6cm" draw:z-index="0"><draw:image xlink:href="Pictures/1000020100000B5C000001E32DC14BC3286B4CA5.png" xlink:type="simple" xlink:show="embed" xlink:actuate="onLoad" loext:mime-type="image/x-vclgraphic"/></draw:frame></text:p>
      <text:p text:style-name="P1"><draw:frame draw:style-name="fr2" draw:name="Image2" text:anchor-type="paragraph" svg:x="0cm" svg:y="0cm" svg:width="27.7cm" svg:height="8.124cm" draw:z-index="1"><draw:image xlink:href="Pictures/1000020100000978000002C705FFB5595687C8BB.png" xlink:type="simple" xlink:show="embed" xlink:actuate="onLoad" loext:mime-type="image/x-vclgraphic"/></draw:frame></text:p>
      <text:p text:style-name="P1"><draw:frame draw:style-name="fr3" draw:name="Image3" text:anchor-type="paragraph" svg:width="23.449cm" svg:height="4.32cm" draw:z-index="2"><draw:image xlink:href="Pictures/1000020100000672000001302BAAD1DCFCA8FE9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2:46:07.312964073</meta:creation-date>
    <dc:date>2021-05-01T13:29:03.987994191</dc:date>
    <meta:editing-duration>PT32M45S</meta:editing-duration>
    <meta:editing-cycles>3</meta:editing-cycles>
    <meta:generator>LibreOffice/6.0.7.3$Linux_X86_64 LibreOffice_project/00m0$Build-3</meta:generator>
    <meta:print-date>2021-05-01T13:27:46.091503630</meta:print-date>
    <meta:document-statistic meta:table-count="0" meta:image-count="3" meta:object-count="0" meta:page-count="1" meta:paragraph-count="1" meta:word-count="4" meta:character-count="33" meta:non-whitespace-character-count="30"/>
  </office:meta>
</office:document-meta>
</file>